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95cc" officeooo:paragraph-rsid="001b95cc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text-properties fo:font-variant="normal" fo:text-transform="none" fo:color="#000000" loext:opacity="100%" fo:letter-spacing="normal" fo:font-style="normal" fo:font-weight="normal" officeooo:rsid="001c37b7" officeooo:paragraph-rsid="001c37b7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e9a9" officeooo:paragraph-rsid="001ee9a9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01cda" officeooo:paragraph-rsid="00201cd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ee9a9" style:font-style-asian="normal" style:font-weight-asian="normal"/>
    </style:style>
    <style:style style:name="T4" style:family="text">
      <style:text-properties officeooo:rsid="001a5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7th</text:span> of <text:span text:style-name="T4">December</text:span> 202<text:span text:style-name="T4">2</text:span> under the <text:span text:style-name="T4">26th</text:span> PA Meeting.</text:p>
      <text:p text:style-name="P1"/>
      <text:p text:style-name="P1">The Assembly, recognising the current situation,</text:p>
      <text:p text:style-name="P1"/>
      <text:p text:style-name="P7">Constitutes the need to put keepinventory on false, this because it ruins the challenge that the game presents as there is no way to lose resources.</text:p>
      <text:p text:style-name="P1"/>
      <text:p text:style-name="P1">And proceeds.</text:p>
      <text:p text:style-name="P1"/>
      <text:p text:style-name="P1">Signed by,</text:p>
      <text:p text:style-name="P6">eldegron</text:p>
      <text:p text:style-name="P1"/>
      <text:p text:style-name="P1"/>
      <text:p text:style-name="P1"/>
      <text:p text:style-name="Standard"><text:span text:style-name="T1">[Motion 26-2: To turn off keepinventory</text:span><text:span text:style-name="T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19:26:01.656336927</dc:date>
    <meta:editing-duration>PT5M25S</meta:editing-duration>
    <meta:editing-cycles>11</meta:editing-cycles>
    <meta:generator>LibreOffice/7.4.3.2$Linux_X86_64 LibreOffice_project/8d7af0b9f05ca3f6bf3593323f061d3291e2ce28</meta:generator>
    <meta:document-statistic meta:table-count="0" meta:image-count="0" meta:object-count="0" meta:page-count="1" meta:paragraph-count="7" meta:word-count="58" meta:character-count="354" meta:non-whitespace-character-count="303"/>
  </office:meta>
</office:document-meta>
</file>